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Noto Sans Devanagari1" svg:font-family="'Noto Sans Devanagari'" style:font-family-generic="swiss"/>
    <style:font-face style:name="Arial, sans-serif" svg:font-family="'Arial, sans-serif'" style:font-family-generic="roman" style:font-pitch="variable"/>
    <style:font-face style:name="Calibri" svg:font-family="Calibri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1" svg:font-family="F" style:font-family-generic="system" style:font-pitch="variable"/>
    <style:font-face style:name="Noto Sans Devanagari" svg:font-family="'Noto Sans Devanagari'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2" style:family="paragraph" style:parent-style-name="Standard">
      <style:paragraph-properties fo:line-height="115%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3" style:family="paragraph" style:parent-style-name="Standard">
      <style:paragraph-properties fo:line-height="115%" fo:text-align="justify" style:justify-single-word="false"/>
    </style:style>
    <style:style style:name="P4" style:family="paragraph" style:parent-style-name="Standard_20__28_user_29_">
      <style:paragraph-properties fo:line-height="150%" fo:text-align="justify" style:justify-single-word="false"/>
    </style:style>
    <style:style style:name="P5" style:family="paragraph" style:parent-style-name="Standard_20__28_user_29_" style:master-page-name="Standard">
      <style:paragraph-properties fo:line-height="150%" fo:text-align="justify" style:justify-single-word="false" style:page-number="auto"/>
    </style:style>
    <style:style style:name="P6" style:family="paragraph" style:parent-style-name="Text_20_body">
      <style:paragraph-properties fo:line-height="150%"/>
    </style:style>
    <style:style style:name="T1" style:family="text">
      <style:text-properties fo:color="#000000" style:font-name="Times New Roman" fo:language="en" fo:country="GB" style:font-name-complex="Times New Roman1"/>
    </style:style>
    <style:style style:name="T2" style:family="text">
      <style:text-properties style:font-name="Times New Roman" fo:language="en" fo:country="GB" style:font-name-complex="Times New Roman1"/>
    </style:style>
    <style:style style:name="T3" style:family="text">
      <style:text-properties style:font-name="Times New Roman" fo:language="en" fo:country="GB" style:language-asian="fr" style:country-asian="FR" style:font-name-complex="Times New Roman1"/>
    </style:style>
    <style:style style:name="T4" style:family="text">
      <style:text-properties style:font-name="Times New Roman" style:language-asian="fr" style:country-asian="FR" style:font-name-complex="Times New Roman1"/>
    </style:style>
    <style:style style:name="T5" style:family="text">
      <style:text-properties style:font-name="Times New Roman" style:font-name-complex="Times New Roman1"/>
    </style:style>
    <style:style style:name="T6" style:family="text">
      <style:text-properties style:font-name="Times New Roman" fo:font-style="italic" style:language-asian="fr" style:country-asian="FR" style:font-style-asian="italic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Copyeditor : Mathilde Nicolas. </text:span></text:p>
      <text:p text:style-name="P4"><text:span text:style-name="T3">Creator: Renaudot, Théophraste (1586-1653). </text:span></text:p>
      <text:p text:style-name="P4"><text:span text:style-name="T4">Title: Gazette.</text:span></text:p>
      <text:p text:style-name="P4"><text:span text:style-name="T4">Date : 10 mai 1664. <text:s/></text:span></text:p>
      <text:p text:style-name="P4"><text:span text:style-name="T4">Bibl: Renaudot </text:span><text:bookmark text:name="_GoBack"/><text:span text:style-name="T4">Théophraste, </text:span><text:span text:style-name="T6">Recueil des gazettes nouvelles, ordinaires et extraordinaires. Relations et récits des choses avenues tant en ce royaume qu'ailleurs, pendant l'année mil six cent soixante-quatre.</text:span><text:span text:style-name="T4">, Paris, Bureau d’adresse, 1664.</text:span></text:p>
      <text:p text:style-name="P1"/>
      <text:p text:style-name="P6"><text:span text:style-name="_3c_pb_3e_">456</text:span></text:p>
      <text:p text:style-name="P6"><text:span text:style-name="_3c_date_3e_">Le premier du Courant</text:span>, <text:span text:style-name="_3c_persName_3e_">Leurs Majestez</text:span>, avec lesquelles</text:p>
      <text:p text:style-name="P6">estoyent <text:span text:style-name="_3c_persName_3e_">Monseigneur le Dauphin</text:span>, <text:span text:style-name="_3c_persName_3e_">Monsieur</text:span>, &amp; <text:span text:style-name="_3c_persName_3e_">Madame</text:span>,</text:p>
      <text:p text:style-name="P6">arrivérent sur les 6 heures à <text:span text:style-name="_3c_placeName_3e_">S. Cloud</text:span> : la <text:span text:style-name="_3c_persName_3e_">Reyne Mére</text:span> ayant</text:p>
      <text:p text:style-name="P6">oüi Vespres au <text:span text:style-name="_3c_placeName_3e_">Couvent des Religieuses de Challiot</text:span>.</text:p>
      <text:p text:style-name="P6"><text:span text:style-name="_3c_date_3e_">Le 2</text:span>, la Cour prit le divertissement de <text:span text:style-name="_3c_tech_3e_">la Promenade</text:span> dans</text:p>
      <text:p text:style-name="P6">le délicieux <text:span text:style-name="_3c_placeName_3e_">Jardin de cette belle Maison</text:span> : <text:span text:style-name="_3c_persName_3e_">les Reynes</text:span> en</text:p>
      <text:p text:style-name="P6"><text:span text:style-name="_3c_tech_3e_">chaise</text:span>, &amp; <text:span text:style-name="_3c_persName_3e_">les Dames</text:span> en <text:span text:style-name="_3c_tech_3e_">Caléche</text:span>.</text:p>
      <text:p text:style-name="P6"><text:span text:style-name="_3c_date_3e_">Le 3</text:span>, ces <text:span text:style-name="_3c_persName_3e_">Princesses</text:span>, accompagnées de <text:span text:style-name="_3c_persName_3e_">Monsieur</text:span>, allérent</text:p>
      <text:p text:style-name="P6">oüir Messe au <text:span text:style-name="_3c_placeName_3e_">Mont Valérien</text:span>, à cause de la Feste de l'Inven-</text:p>
      <text:p text:style-name="P6">tion de Sainte Croix: &amp; le lendemain, <text:span text:style-name="_3c_date_3e_">premier Dimanche</text:span></text:p>
      <text:p text:style-name="P6"><text:span text:style-name="_3c_date_3e_">du mois</text:span>, Elles firent leurs dévotions au <text:span text:style-name="_3c_placeName_3e_">Monastére des Ursu-</text:span></text:p>
      <text:p text:style-name="P6"><text:span text:style-name="_3c_placeName_3e_">lines de S. Cloud</text:span>.</text:p>
      <text:p text:style-name="P6"><text:span text:style-name="_3c_date_3e_">Le 4</text:span>, <text:span text:style-name="_3c_persName_3e_">Leurs Majestez</text:span> furent diverties par la <text:span text:style-name="_3c_date_3e_">Comédie</text:span></text:p>
      <text:p text:style-name="P6"><text:span text:style-name="_3c_date_3e_">Françoise</text:span>: &amp; <text:span text:style-name="_3c_persName_3e_">le Roy</text:span> ayant ces jours là , traité toute la</text:p>
      <text:p text:style-name="P6">Cour, avec une magnificence singuliére, Elles en partirent</text:p>
      <text:p text:style-name="P6"><text:span text:style-name="_3c_date_3e_">le 5</text:span>, pour aller à <text:span text:style-name="_3c_placeName_3e_">Versailles</text:span>, prendre les divertissemens qui</text:p>
      <text:p text:style-name="P6">leur y estoyent préparez sous le titre des Plaisir de l’Isle en-</text:p>
      <text:p text:style-name="P6">chantée, &amp; qu'on avoit partagez en trois Journées.</text:p>
      <text:p text:style-name="P6"><text:soft-page-break/>Le premier, qui estoit une <text:span text:style-name="_3c_tech_3e_">Course de Bague</text:span>, se donna<text:span text:style-name="_3c_date_3e_"> le</text:span></text:p>
      <text:p text:style-name="P6"><text:span text:style-name="_3c_date_3e_">7</text:span>, sur les six heures du soir : &amp; <text:span text:style-name="_3c_persName_3e_">tous les Chevaliers</text:span> s'y estans</text:p>
      <text:p text:style-name="P6">signalez, le <text:span text:style-name="_3c_persName_3e_">Marquis de la Valliére</text:span> l'emporta, &amp; eut l'hon-</text:p>
      <text:p text:style-name="P6">neur d'en recevoir le Prix des mains de <text:span text:style-name="_3c_persName_3e_">la Reyne Mére</text:span>, qui</text:p>
      <text:p text:style-name="P6">estoit une Epée enrichie de Diamans. La nuit estant surve-</text:p>
      <text:p text:style-name="P6">nuë, il parut <text:span text:style-name="_3c_tech_3e_">plus de deux mille lumiéres</text:span>, à la clarté desquel-</text:p>
      <text:p text:style-name="P6">1es on servit un superbe <text:span text:style-name="_3c_tech_3e_">Festin de plus de 40 Bassins de vian-</text:span></text:p>
      <text:p text:style-name="P6"><text:span text:style-name="_3c_tech_3e_">de, &amp; d'autant de Pyramides</text:span> : <text:span text:style-name="_3c_persName_3e_">Leurs Majestez</text:span> estans accom-</text:p>
      <text:p text:style-name="P6">pagnées à Table, de grand nombre des <text:span text:style-name="_3c_persName_3e_">principales Dames</text:span></text:p>
      <text:p text:style-name="P6">fort bien parées.</text:p>
      <text:p text:style-name="P6"><text:span text:style-name="_3c_date_3e_">Le 8</text:span>, il y eut pour la seconde Journée, <text:span text:style-name="_3c_tech_3e_">Comédie Fran-</text:span></text:p>
      <text:p text:style-name="P6"><text:span text:style-name="_3c_tech_3e_">çoise</text:span>, entremeslée de <text:span text:style-name="_3c_tech_3e_">Concerts</text:span>, de <text:span text:style-name="_3c_tech_3e_">Récits</text:span>, &amp; <text:span text:style-name="_3c_tech_3e_">d’Entrées de</text:span></text:p>
      <text:p text:style-name="P6"><text:span text:style-name="_3c_tech_3e_">Balet</text:span>, ainsi que vous verrez ailleurs, dans le détail de tous</text:p>
      <text:p text:style-name="P6">ces agréables divertissemens, qui se terminérent hier, par</text:p>
      <text:p text:style-name="P6">un <text:span text:style-name="_3c_tech_3e_">Balet sur l'eau</text:span>, &amp; un tres beau <text:span text:style-name="_3c_tech_3e_">feu d'Artifice</text:span>.</text:p>
      <text:p text:style-name="_3c_byline_3e_">A Paris, du Bureau d’Adresse, aux Galleries du .Louvre,</text:p>
      <text:p text:style-name="_3c_byline_3e_">devant la ruë S.Thomas, le 10 May 1664.</text:p>
      <text:p text:style-name="_3c_byline_3e_">Avec Privilége.</text:p>
      <text:p text:style-name="P2"/>
      <text:p text:style-name="P2"/>
      <text:p text:style-name="P2"/>
      <text:p text:style-name="Text_20_body">Les titres et corps de texte sont stylés à partir des styles par défaut du logiciel (Titre, Titre 1, Titre 2, Corps de Texte, etc.).</text:p>
      <text:p text:style-name="Text_20_body"/>
      <text:p text:style-name="_3c_salute_3e_">Les salutations</text:p>
      <text:p text:style-name="_3c_l_3e_">Les vers</text:p>
      <text:p text:style-name="Text_20_body"/>
      <text:p text:style-name="Text_20_body"><text:soft-page-break/><text:span text:style-name="_3c_placeName_3e_">Les noms de lieu</text:span></text:p>
      <text:p text:style-name="Text_20_body"><text:span text:style-name="_3c_date_3e_">Les dates</text:span></text:p>
      <text:p text:style-name="Text_20_body"><text:span text:style-name="_3c_foreign_3e_">Les segments en langue étrangère</text:span></text:p>
      <text:p text:style-name="_3c_l_3e_"><text:span text:style-name="_3c_foreign_3e_"/></text:p>
      <text:p text:style-name="_3c_l_3e_"><text:span text:style-name="_3c_name_3e_">Les noms de personnages</text:span></text:p>
      <text:p text:style-name="_3c_l_3e_"><text:span text:style-name="_3c_name_3e_"/></text:p>
      <text:p text:style-name="_3c_l_3e_"><text:span text:style-name="_3c_persName_3e_">Les noms de personnes réelles</text:span></text:p>
      <text:p text:style-name="_3c_l_3e_"><text:span text:style-name="_3c_persName_3e_"/></text:p>
      <text:p text:style-name="_3c_l_3e_"><text:span text:style-name="_3c_tech_3e_">Les techniques</text:span></text:p>
      <text:p text:style-name="_3c_l_3e_"><text:span text:style-name="_3c_tech_3e_"/></text:p>
      <text:p text:style-name="_3c_byline_3e_">L’annonce de l’auteur ou de l’éditeur : « Par Barbier »</text:p>
      <text:p text:style-name="_3c_byline_3e_"><text:span text:style-name="_3c_foreign_3e_"/></text:p>
      <text:p text:style-name="Text_20_body"><text:span text:style-name="_3c_pb_3e_">Les numéros de page.</text:span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Noto Sans Devanagari1" svg:font-family="'Noto Sans Devanagari'" style:font-family-generic="swiss"/>
    <style:font-face style:name="Arial, sans-serif" svg:font-family="'Arial, sans-serif'" style:font-family-generic="roman" style:font-pitch="variable"/>
    <style:font-face style:name="Calibri" svg:font-family="Calibri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1" svg:font-family="F" style:font-family-generic="system" style:font-pitch="variable"/>
    <style:font-face style:name="Noto Sans Devanagari" svg:font-family="'Noto Sans Devanagari'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0591in" fo:margin-bottom="0.0591in" loext:contextual-spacing="false" fo:line-height="115%" fo:text-align="justify" style:justify-single-word="false"/>
      <style:text-properties style:font-name="Times" fo:font-family="Times" style:font-family-generic="roman" style:font-pitch="variable" fo:font-size="12pt" style:font-name-asian="Times1" style:font-family-asian="Times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Standard_20__28_user_29_" style:display-name="Standard (user)" style:family="paragraph" style:default-outline-level="">
      <style:paragraph-properties fo:margin-top="0in" fo:margin-bottom="0in" loext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F1" style:font-family-complex="F" style:font-family-generic-complex="system" style:font-pitch-complex="variable" style:font-size-complex="12pt" fo:hyphenate="false" fo:hyphenation-remain-char-count="2" fo:hyphenation-push-char-count="2"/>
    </style:style>
    <style:style style:name="_3c_salute_3e_" style:display-name="&lt;salute&gt;" style:family="paragraph" style:parent-style-name="Standard" style:next-style-name="Text_20_body" style:default-outline-level="">
      <style:paragraph-properties fo:margin-top="0.3937in" fo:margin-bottom="0.3937in" loext:contextual-spacing="false" fo:line-height="100%"/>
      <style:text-properties style:font-name="Times" fo:font-family="Times" style:font-family-generic="roman" style:font-pitch="variable" fo:font-size="12pt" style:font-name-asian="Times1" style:font-family-asian="Times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_3c_byline_3e_" style:display-name="&lt;byline&gt;" style:family="paragraph" style:parent-style-name="Standard" style:next-style-name="Text_20_body" style:default-outline-level="">
      <style:paragraph-properties fo:margin-top="0in" fo:margin-bottom="0in" loext:contextual-spacing="false" fo:line-height="100%" fo:text-align="end" style:justify-single-word="false"/>
      <style:text-properties style:font-name="Times" fo:font-family="Times" style:font-family-generic="roman" style:font-pitch="variable" fo:font-size="12pt" style:font-name-asian="Times1" style:font-family-asian="Times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_3c_l_3e_" style:display-name="&lt;l&gt;" style:family="paragraph" style:parent-style-name="Standard" style:default-outline-level="">
      <style:paragraph-properties fo:margin-top="0in" fo:margin-bottom="0in" loext:contextual-spacing="false" fo:line-height="100%"/>
      <style:text-properties style:font-name="Times" fo:font-family="Times" style:font-family-generic="roman" style:font-pitch="variable" fo:font-size="12pt" style:font-name-asian="Times1" style:font-family-asian="Times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_3c_pb_3e_" style:display-name="&lt;pb&gt;" style:family="text">
      <style:text-properties fo:color="#999999" style:font-name="Arial, sans-serif" fo:font-family="'Arial, sans-serif'" style:font-family-generic="roman" style:font-pitch="variable" fo:font-size="11pt" style:font-size-asian="11pt" fo:background-color="#ffffff"/>
    </style:style>
    <style:style style:name="_3c_persName_3e_" style:display-name="&lt;persName&gt;" style:family="text">
      <style:text-properties style:use-window-font-color="true" loext:padding="0.0138in" loext:border="0.26pt solid #81d41a" fo:background-color="#ffff00"/>
    </style:style>
    <style:style style:name="_3c_placeName_3e_" style:display-name="&lt;placeName&gt;" style:family="text">
      <style:text-properties loext:padding="0.0138in" loext:border="0.26pt solid #ffaa95" fo:background-color="#ff0000"/>
    </style:style>
    <style:style style:name="_3c_name_3e_" style:display-name="&lt;name&gt;" style:family="text">
      <style:text-properties loext:padding="0.0138in" loext:border="0.26pt solid #b4c7dc" fo:background-color="#0000ff"/>
    </style:style>
    <style:style style:name="_3c_tech_3e_" style:display-name="&lt;tech&gt;" style:family="text">
      <style:text-properties loext:padding="0.0138in" loext:border="0.26pt solid #ffe994" fo:background-color="#ffff00"/>
    </style:style>
    <style:style style:name="Corps_20_de_20_texte_20_Car" style:display-name="Corps de texte Car" style:family="text" style:parent-style-name="Default_20_Paragraph_20_Font">
      <style:text-properties style:font-name="Times" fo:font-family="Times" style:font-family-generic="roman" style:font-pitch="variable" fo:font-size="12pt" style:font-name-asian="Times1" style:font-family-asian="Times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_3c_foreign_3e_" style:display-name="&lt;foreign&gt;" style:family="text" style:parent-style-name="Default_20_Paragraph_20_Font">
      <style:text-properties fo:color="#ff00ff"/>
    </style:style>
    <style:style style:name="_3c_date_3e_" style:display-name="&lt;date&gt;" style:family="text" style:parent-style-name="Default_20_Paragraph_20_Font">
      <style:text-properties loext:padding="0in" loext:border="0.51pt solid #7030a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Windows User</meta:initial-creator>
    <dc:creator>mathilde nicolas</dc:creator>
    <meta:editing-cycles>7</meta:editing-cycles>
    <meta:creation-date>2020-02-08T14:23:00</meta:creation-date>
    <dc:date>2020-02-08T15:05:00</dc:date>
    <meta:editing-duration>PT29M</meta:editing-duration>
    <meta:generator>LibreOffice/6.3.4.2$Linux_X86_64 LibreOffice_project/60da17e045e08f1793c57c00ba83cdfce946d0aa</meta:generator>
    <meta:document-statistic meta:table-count="0" meta:image-count="0" meta:object-count="0" meta:page-count="3" meta:paragraph-count="53" meta:word-count="451" meta:character-count="2593" meta:non-whitespace-character-count="219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